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C400000626B9AE6052EA5DC6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806in" fo:margin-left="0in" table:align="left" style:shadow="none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5181in"/>
    </style:style>
    <style:style style:name="Table1.1" style:family="table-row">
      <style:table-row-properties style:min-row-height="1.0618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1.25in"/>
    </style:style>
    <style:style style:name="Table1.4" style:family="table-row">
      <style:table-row-properties style:min-row-height="0.7132in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Table_20_Contents">
      <style:paragraph-properties fo:text-align="start" style:justify-single-word="false"/>
      <style:text-properties fo:font-size="13pt" officeooo:rsid="002404ee" officeooo:paragraph-rsid="002404ee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2.5pt" officeooo:rsid="002404ee" officeooo:paragraph-rsid="002404ee" style:font-size-asian="12.5pt" style:font-size-complex="12.5pt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2pt" officeooo:rsid="00238dd8" officeooo:paragraph-rsid="00238dd8" style:font-size-asian="1.75pt" style:font-size-complex="2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2890c9" officeooo:paragraph-rsid="002890c9" style:font-size-asian="10pt" style:font-size-complex="10pt"/>
    </style:style>
    <style:style style:name="P7" style:family="paragraph" style:parent-style-name="Table_20_Contents">
      <style:text-properties fo:font-size="10pt" officeooo:rsid="002a5b78" officeooo:paragraph-rsid="002a5b78" style:font-size-asian="10pt" style:font-size-complex="10pt"/>
    </style:style>
    <style:style style:name="P8" style:family="paragraph" style:parent-style-name="Table_20_Contents">
      <style:text-properties fo:font-size="10pt" officeooo:rsid="002ff350" officeooo:paragraph-rsid="002ff350" style:font-size-asian="10pt" style:font-size-complex="10pt"/>
    </style:style>
    <style:style style:name="P9" style:family="paragraph" style:parent-style-name="Table_20_Contents">
      <style:text-properties style:use-window-font-color="true" fo:font-size="10pt" officeooo:rsid="002890c9" officeooo:paragraph-rsid="002890c9" style:font-size-asian="10pt" style:font-size-complex="10pt"/>
    </style:style>
    <style:style style:name="T1" style:family="text">
      <style:text-properties fo:font-size="12.5pt" style:font-size-asian="12.5pt" style:font-size-complex="12.5pt"/>
    </style:style>
    <style:style style:name="T2" style:family="text">
      <style:text-properties officeooo:rsid="002890c9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2ff35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05in" svg:y="0.2in" svg:width="2.0972in" svg:height="3.4236in" draw:z-index="0">
        <draw:image xlink:href="Pictures/10000000000003C400000626B9AE6052EA5DC63A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/></text:p>
            <text:p text:style-name="P3"/>
            <text:p text:style-name="P3"/>
            <text:p text:style-name="P2"><text:span text:style-name="T1"><text:s text:c="2"/></text:span><text:span text:style-name="T4">X</text:span></text:p>
          </table:table-cell>
        </table:table-row>
        <table:table-row table:style-name="Table1.2">
          <table:table-cell table:style-name="Table1.A1" office:value-type="string">
            <text:p text:style-name="P8">Add-on PCB for micro SD cards for C.H.I.P.</text:p>
          </table:table-cell>
          <table:table-cell table:style-name="Table1.A1" office:value-type="string">
            <text:p text:style-name="P6"><text:s text:c="2"/>0.05</text:p>
          </table:table-cell>
          <table:table-cell table:style-name="Table1.A1" office:value-type="string">
            <text:p text:style-name="P5"><text:s/><text:span text:style-name="T2">$10</text:span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<text:s text:c="2"/>0.05</text:p>
          </table:table-cell>
          <table:table-cell table:style-name="Table1.A1" office:value-type="string">
            <text:p text:style-name="P7"><text:s/>$10</text:p>
          </table:table-cell>
        </table:table-row>
        <table:table-row table:style-name="Table1.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<text:print-date style:data-style-name="N84">2016-12-06</text:print-dat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creenshot_25_20from_25_202016-12-06_25_2022-47-31" draw:display-name="Screenshot%20from%202016-12-06%2022-47-31" xlink:href="Pictures/10000000000003C400000626B9AE6052EA5DC63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2799in" fo:page-height="3.9799in" style:num-format="1" style:print-orientation="landscape" fo:margin-top="0.1in" fo:margin-bottom="0.1in" fo:margin-left="0.1in" fo:margin-right="0.1in" style:shadow="none" fo:background-color="transparent" style:writing-mode="lr-tb" draw:fill="none" draw:fill-color="#729fcf" draw:fill-image-name="Screenshot_25_20from_25_202016-12-06_25_2022-47-31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12-06T23:17:35.112420090</dc:date>
    <meta:editing-duration>PT16H26M33S</meta:editing-duration>
    <meta:editing-cycles>28</meta:editing-cycles>
    <meta:generator>LibreOffice/5.1.4.2$Linux_X86_64 LibreOffice_project/10m0$Build-2</meta:generator>
    <meta:print-date>2016-12-06T23:18:00.247521084</meta:print-date>
    <meta:document-statistic meta:table-count="1" meta:image-count="1" meta:object-count="0" meta:page-count="1" meta:paragraph-count="8" meta:word-count="14" meta:character-count="76" meta:non-whitespace-character-count="60"/>
  </office:meta>
</office:document-meta>
</file>